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e6" fo:min-height="6.6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5cm" fo:min-width="0.695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size="12pt"/>
    </style:style>
    <style:style style:name="P2" style:family="paragraph">
      <style:paragraph-properties fo:margin-left="0cm" fo:margin-right="0cm" fo:text-indent="0cm" style:text-autospace="none"/>
      <style:text-properties fo:color="#000000" fo:font-family="Monospace" fo:font-size="12pt" style:font-family-asian="Monospace" style:font-size-asian="10pt" style:font-family-complex="Monospace" style:font-size-complex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color="#000000" fo:font-family="Monospace" fo:font-size="12pt" style:font-family-asian="Monospace" style:font-size-asian="10pt" style:font-family-complex="Monospace" style:font-size-complex="10pt"/>
    </style:style>
    <style:style style:name="T2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5.997cm" svg:height="11.245cm" svg:x="4.623cm" svg:y="4.347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S</text:span></text:p>
            <text:p text:style-name="P1"><text:span text:style-name="T1">1b:a-dman-HEX-1:5</text:span></text:p>
            <text:p text:style-name="P1"><text:span text:style-name="T1">2r:r1</text:span></text:p>
            <text:p text:style-name="P1"><text:span text:style-name="T1">3b:a-dido-HEX-1:5</text:span></text:p>
            <text:p text:style-name="P1"><text:span text:style-name="T1">LIN</text:span></text:p>
            <text:p text:style-name="P1"><text:span text:style-name="T1">1:1o(2+1)2n</text:span></text:p>
            <text:p text:style-name="P1"><text:span text:style-name="T1">2:2n(2+1)3d</text:span></text:p>
            <text:p text:style-name="P1"><text:span text:style-name="T1">REP</text:span></text:p>
            <text:p text:style-name="P1"><text:span text:style-name="T1">REP1:6o(2+1)4d=11-11</text:span></text:p>
            <text:p text:style-name="P1"><text:span text:style-name="T1">RES</text:span></text:p>
            <text:p text:style-name="P1"><text:span text:style-name="T1">4b:a-dglc-HEX-1:5</text:span></text:p>
            <text:p text:style-name="P1"><text:span text:style-name="T1">5r:r2</text:span></text:p>
            <text:p text:style-name="P1"><text:span text:style-name="T1">6b:a-dgal-HEX-1:5</text:span></text:p>
            <text:p text:style-name="P1"><text:span text:style-name="T1">LIN</text:span></text:p>
            <text:p text:style-name="P1"><text:span text:style-name="T1">3:4o(2+1)5n</text:span></text:p>
            <text:p text:style-name="P1"><text:span text:style-name="T1">4:5n(2+1)6d</text:span></text:p>
            <text:p text:style-name="P1"><text:span text:style-name="T1">REP2:7o(2+1)7d=10-10</text:span></text:p>
            <text:p text:style-name="P1"><text:span text:style-name="T1">RES</text:span></text:p>
            <text:p text:style-name="P1"><text:span text:style-name="T1">7b:a-dgul-HEX-1:5</text:span></text:p>
            <text:p text:style-name="P1"><text:span text:style-name="T1"/></text:p>
          </draw:text-box>
        </draw:frame>
        <draw:frame draw:style-name="gr2" draw:text-style-name="P4" draw:layer="layout" svg:width="1.158cm" svg:height="2.185cm" svg:x="4.647cm" svg:y="4.309cm">
          <draw:text-box>
            <text:p text:style-name="P3"><text:span text:style-name="T2">A</text:span></text:p>
          </draw:text-box>
        </draw:frame>
        <draw:frame draw:style-name="gr1" draw:text-style-name="P2" draw:layer="layout" svg:width="5.997cm" svg:height="6.943cm" svg:x="10.924cm" svg:y="4.34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4sIAAAAAAAAAFWNywrCMBBF9/MligR6Jy8YcBlQEJF24zYaEKGmUPD/rRmouBgYzoVz+jQQbpJN</text:span></text:p>
            <text:p text:style-name="P1"><text:span text:style-name="T1">eeVqDulqIJ54lhlkG3+WaeWn45kgmDa8w5YrsXBtvy3Up8v3IEFnV/aAARY4kGuqx3hfVX5JMAXl</text:span></text:p>
            <text:p text:style-name="P1"><text:span text:style-name="T1">efxLWHHq8JWceE2ElmCJOsVF3xl0TR9V8/5pPj+G42XYAAAA</text:span></text:p>
          </draw:text-box>
        </draw:frame>
        <draw:frame draw:style-name="gr2" draw:text-style-name="P4" draw:layer="layout" svg:width="1.158cm" svg:height="2.185cm" svg:x="10.897cm" svg:y="4.425cm">
          <draw:text-box>
            <text:p text:style-name="P3"><text:span text:style-name="T2">B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" style:family="graphic">
      <style:paragraph-properties fo:margin-top="0.746cm" fo:margin-bottom="0.374cm" style:text-autospace="none"/>
      <style:text-properties fo:font-family="'Albany AMT', Arial" style:font-family-generic="swiss" style:font-pitch="variable" fo:font-size="24.7000007629395pt" fo:language="none" fo:country="none" style:language-asian="none" style:country-asian="none" style:font-family-complex="Lucidasans" style:font-pitch-complex="variable" style:font-size-complex="24.7000007629395pt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'Albany AMT', Arial" style:font-family-generic="swiss" style:font-pitch="variable" fo:font-size="20.2999992370605pt" fo:language="none" fo:country="none" fo:font-style="italic" fo:font-weight="bold" style:language-asian="none" style:country-asian="none" style:font-family-complex="Lucidasans" style:font-pitch-complex="variable" style:font-size-complex="20.2999992370605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4T08:54:02</meta:creation-date>
    <dc:date>2007-04-24T12:59:55</dc:date>
    <dc:language>de-DE</dc:language>
    <meta:editing-cycles>6</meta:editing-cycles>
    <meta:editing-duration>PT4H5M5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